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5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6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7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8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5c710"/>
    </style:style>
    <style:style style:name="P9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10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11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12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13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14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405ed1" officeooo:paragraph-rsid="00405ed1"/>
    </style:style>
    <style:style style:name="P16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32232" officeooo:paragraph-rsid="0046695d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4ed69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6695d" style:font-weight-asian="bold" style:font-weight-complex="bold"/>
    </style:style>
    <style:style style:name="T1" style:family="text">
      <style:text-properties officeooo:rsid="0033cbe0"/>
    </style:style>
    <style:style style:name="T2" style:family="text">
      <style:text-properties officeooo:rsid="0035c710"/>
    </style:style>
    <style:style style:name="T3" style:family="text">
      <style:text-properties officeooo:rsid="0037b4e6"/>
    </style:style>
    <style:style style:name="T4" style:family="text">
      <style:text-properties officeooo:rsid="003e2da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7198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</text:p>
      <text:p text:style-name="P2"/>
      <text:p text:style-name="P2">Thème : Sokoban</text:p>
      <text:p text:style-name="P2"/>
      <text:list xml:id="list2504093128" text:style-name="L1">
        <text:list-item>
          <text:p text:style-name="P6">D<text:span text:style-name="T2">onner d</text:span>escription du jeu</text:p>
        </text:list-item>
        <text:list-item>
          <text:p text:style-name="P6">Lien thème ville : </text:p>
          <text:list>
            <text:list-item>
              <text:p text:style-name="P9">trouver un lien avec un problème concret</text:p>
            </text:list-item>
            <text:list-item>
              <text:p text:style-name="P6">gestion d<text:span text:style-name="T1">e caisses dans un e</text:span>ntrepôts (ex. Amazon)</text:p>
            </text:list-item>
            <text:list-item>
              <text:p text:style-name="P7">ou plutôt <text:span text:style-name="T1">la distribution de colis dans une ville (la poste, deliveroo, etc.)</text:span></text:p>
              <text:list>
                <text:list-item>
                  <text:p text:style-name="P8"><text:span text:style-name="T1">étant donné un quartier, trouver la meilleure façon de distribuer qqc disposé à certains endroit pour les acheminer à d’autres endroits (trouver quoi)</text:span></text:p>
                </text:list-item>
                <text:list-item>
                  <text:p text:style-name="P8"><text:span text:style-name="T1"><text:s/>caisses = choses à distribuer</text:span></text:p>
                </text:list-item>
                <text:list-item>
                  <text:p text:style-name="P10">objectifs = points d’acheminements</text:p>
                </text:list-item>
                <text:list-item>
                  <text:p text:style-name="P10">murs / labyrinthe = quartier, disposition des rues / maisons etc.</text:p>
                </text:list-item>
              </text:list>
            </text:list-item>
            <text:list-item>
              <text:p text:style-name="P16">situation 1 :<text:span text:style-name="T5"> </text:span></text:p>
              <text:list>
                <text:list-item>
                  <text:p text:style-name="P18"><text:span text:style-name="T5">Personnage : livreur</text:span></text:p>
                </text:list-item>
                <text:list-item>
                  <text:p text:style-name="P18"><text:span text:style-name="T5">Caisses : colis à livrer</text:span></text:p>
                </text:list-item>
                <text:list-item>
                  <text:p text:style-name="P18"><text:span text:style-name="T5">Objectifs : destination des colis</text:span></text:p>
                </text:list-item>
                <text:list-item>
                  <text:p text:style-name="P18"><text:span text:style-name="T5">But : le livreur doit transporter les colis de leur lieu initial (entrepôt, relais…) à leur destination (maison, autre entrepôt…) : </text:span><text:span text:style-name="T6">est-ce possible ? si oui, meilleur chemin ?</text:span></text:p>
                </text:list-item>
              </text:list>
            </text:list-item>
          </text:list>
        </text:list-item>
        <text:list-item>
          <text:p text:style-name="P10">Question, problématique :</text:p>
          <text:list>
            <text:list-item>
              <text:p text:style-name="P10">Comment résoudre un Sokoban</text:p>
              <text:list>
                <text:list-item>
                  <text:p text:style-name="P10">à tous les coups ?</text:p>
                </text:list-item>
                <text:list-item>
                  <text:p text:style-name="P10"><text:span text:style-name="T3">o</text:span>ptimalement ?</text:p>
                </text:list-item>
                <text:list-item>
                  <text:p text:style-name="P10">en temps / espace raisonnable ?</text:p>
                </text:list-item>
              </text:list>
            </text:list-item>
            <text:list-item>
              <text:p text:style-name="P11">Dans quel cas appliquer les stratégies de résolution de ce jeu abstrait à un problème concret ?</text:p>
            </text:list-item>
            <text:list-item>
              <text:p text:style-name="P12"><text:span text:style-name="T4">o</text:span>u juste vérifier que le sokoban est solvable</text:p>
            </text:list-item>
          </text:list>
        </text:list-item>
        <text:list-item>
          <text:p text:style-name="P13">Ressources :</text:p>
          <text:list>
            <text:list-item>
              <text:p text:style-name="P13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13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13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13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13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13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13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13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  <text:list-item>
              <text:p text:style-name="P13"><text:a xlink:type="simple" xlink:href="https://baldur.iti.kit.edu/theses/SokobanPortfolio.pdf" text:style-name="Internet_20_link" text:visited-style-name="Visited_20_Internet_20_Link">https://baldur.iti.kit.edu/theses/SokobanPortfolio.pdf</text:a></text:p>
            </text:list-item>
          </text:list>
        </text:list-item>
      </text:list>
      <text:p text:style-name="P3"/>
      <text:list xml:id="list174322356851481" text:continue-numbering="true" text:style-name="L1">
        <text:list-item>
          <text:p text:style-name="P14">Lire les ressources, débroussailler, se familiariser avec le pb</text:p>
        </text:list-item>
      </text:list>
      <text:p text:style-name="P4"/>
      <text:p text:style-name="P4"/>
      <text:p text:style-name="P4"/>
      <text:p text:style-name="P4"/>
      <text:p text:style-name="P15">IDA* → la recherche s’arrête à une certaine profondeur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7:14:59.469048983</meta:creation-date>
    <dc:date>2022-03-23T17:43:20.136000000</dc:date>
    <meta:editing-duration>PT3H14M34S</meta:editing-duration>
    <meta:editing-cycles>46</meta:editing-cycles>
    <meta:generator>LibreOffice/6.2.6.2$Windows_X86_64 LibreOffice_project/684e730861356e74889dfe6dbddd3562aae2e6ad</meta:generator>
    <meta:document-statistic meta:table-count="0" meta:image-count="0" meta:object-count="0" meta:page-count="1" meta:paragraph-count="35" meta:word-count="234" meta:character-count="1601" meta:non-whitespace-character-count="1431"/>
  </office:meta>
</office:document-meta>
</file>